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style:style>
    <style:style style:name="P3" style:family="paragraph" style:parent-style-name="Preformatted_20_Text">
      <style:paragraph-properties fo:widows="1"/>
    </style:style>
    <style:style style:name="P4"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top="0in" fo:margin-bottom="0.1965in" style:contextual-spacing="false" fo:widows="1"/>
    </style:style>
    <style:style style:name="T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fe experience skilled Me To write this letter to You</text:p>
      <text:p text:style-name="P3"/>
      <text:p text:style-name="P3"/>
      <text:p text:style-name="P1">TOGETHER WE CAN RISE AGAINST IT!, TOGETHER WE ARE STRONG POWER! TOGETHER WE CAN FIGHT!</text:p>
      <text:p text:style-name="P3"/>
      <text:p text:style-name="P3"/>
      <text:p text:style-name="P3"/>
      <text:p text:style-name="P1">Solving global issues it is every person duty on Earth.</text:p>
      <text:p text:style-name="P2"><text:s/></text:p>
      <text:p text:style-name="P1">Everyone have to get involved. Blaming only government isn't right.</text:p>
      <text:p text:style-name="P2"><text:s/></text:p>
      <text:p text:style-name="P2"><text:s/><text:span text:style-name="T1">Statement:</text:span></text:p>
      <text:p text:style-name="P3"/>
      <text:p text:style-name="P2"><text:s text:c="2"/></text:p>
      <text:p text:style-name="P2"><text:s/><text:span text:style-name="T1">Hidding truth do damage Nature, Human Beings, animals all over the World.</text:span></text:p>
      <text:p text:style-name="P3"/>
      <text:p text:style-name="P2"><text:s/><text:span text:style-name="T1">The ignorance, arogance where this is comming from? </text:span></text:p>
      <text:p text:style-name="P3"/>
      <text:p text:style-name="P1">Why are the poeple hired by public hiding truth?</text:p>
      <text:p text:style-name="P1">Why are they acting like a boss? I believe that boss is whom pays a wage isn't it? Yes the boss is taxpayer. </text:p>
      <text:p text:style-name="P1">Ask Your self Question are You really free? </text:p>
      <text:p text:style-name="P3"/>
      <text:p text:style-name="P1">Do You know that Nuclear power station exploisions in Japan does have very bad consequenses around the globe, and some part's</text:p>
      <text:p text:style-name="P1">of World included Norway are marked red as very high radiation areas.</text:p>
      <text:p text:style-name="P3"/>
      <text:p text:style-name="P1">The radiation does create cancer lumbs inside Human body.</text:p>
      <text:p text:style-name="P1">Trusted information sources says: that is very big possibility for every 5th child will have cancer.</text:p>
      <text:p text:style-name="P1">Every each of Us grow poeple is in great danger to get cancer in five years. Again experience already shows that is truth and past years cancer sikness </text:p>
      <text:p text:style-name="P1">did grow in extremely high numbers and does growing. </text:p>
      <text:p text:style-name="P1">We know as well that governemnt is not able to do much regarding this problem because that is way out of control and If You think You </text:p>
      <text:p text:style-name="P1">can go for example to japan and help solve the problem then is wrong thinking. There is nothing You can do and no Money or guns will help solve</text:p>
      <text:p text:style-name="P1">issues created after Nuclear reactors was damaged.</text:p>
      <text:p text:style-name="P1">They still poison material still going to the ocean.</text:p>
      <text:p text:style-name="P3"/>
      <text:p text:style-name="P1">Governments as scared to recognized and punished thats main reason they hide truth.</text:p>
      <text:p text:style-name="P3"/>
      <text:p text:style-name="P1">At the moment it is no time to blame each other and play war games. Nature and Humanity is in great danger to be estinquished.</text:p>
      <text:p text:style-name="P3"/>
      <text:p text:style-name="P1">It is time to rise against it. It is Time to save Nature, save Our lives, Save Our childrens future!</text:p>
      <text:p text:style-name="P3"/>
      <text:p text:style-name="P3"/>
      <text:p text:style-name="P2"><text:s/><text:span text:style-name="T1">Does the question "how to solve the problem?" comming up?</text:span></text:p>
      <text:p text:style-name="P2"><text:s/></text:p>
      <text:p text:style-name="P1">You see The radiation acts bad to Human brains and behaviour as well in Nature and creations around the world.</text:p>
      <text:p text:style-name="P3"/>
      <text:p text:style-name="P1">Is that answers The questions above? "where all this ignorance, arogance coming from?"</text:p>
      <text:p text:style-name="P3"/>
      <text:p text:style-name="P2"><text:s text:c="2"/><text:span text:style-name="T1">So Do We still do not want to care about any think except Our selfs? </text:span></text:p>
      <text:p text:style-name="P3"/>
      <text:p text:style-name="P2"><text:s text:c="3"/></text:p>
      <text:p text:style-name="P2"><text:s/><text:span text:style-name="T1">Greedy people they do not want to give up they powers. They do feel like a gods.</text:span></text:p>
      <text:p text:style-name="P1"><text:soft-page-break/>Do You believe in rich people that they are Your God's? Well I don't think so</text:p>
      <text:p text:style-name="P3"/>
      <text:p text:style-name="P1">What was created <text:s/>by greed and hidding truth: (will describe just few main issues)</text:p>
      <text:p text:style-name="P3"/>
      <text:p text:style-name="P3"/>
      <text:p text:style-name="P1">Wars, Guns created for killing people,</text:p>
      <text:p text:style-name="P1">Guns - created <text:s/>for killing animals for no reason.</text:p>
      <text:p text:style-name="P1">Legal chemical drugs - created by coorporations to make money</text:p>
      <text:p text:style-name="P1">Ilegal Chemical drugs creates addiction and usualy takes life killing. </text:p>
      <text:p text:style-name="P1">Gambling addiction which takes of people homes possibility for normal free life.</text:p>
      <text:p text:style-name="P1">.</text:p>
      <text:p text:style-name="P1">Prostitution - that's when human beeing saling they sole for money.</text:p>
      <text:p text:style-name="P1">Kidnapping womens, kids, guys (making sale them selfs with promice to a better future and it never happens, ending druged, desiest, and dead)</text:p>
      <text:p text:style-name="P1">doesn't look very bright future. </text:p>
      <text:p text:style-name="P1">Pedofile's</text:p>
      <text:p text:style-name="P1">Sex problems. What happeining around the world with Gay and Lesbiens? It is for sure impact of poison staff mentioned above. </text:p>
      <text:p text:style-name="P1">No any other explanation can apply. God didn't create any of it.</text:p>
      <text:p text:style-name="P3"/>
      <text:p text:style-name="P1">Slavory </text:p>
      <text:p text:style-name="P1">If You think that when You working for money is different meaning as being a prostitute or slave? well then You are wrong.</text:p>
      <text:p text:style-name="P1">Sex slaving</text:p>
      <text:p text:style-name="P1">Steal slaving Addiction</text:p>
      <text:p text:style-name="P3"/>
      <text:p text:style-name="P3"/>
      <text:p text:style-name="P1">Poisoning food. Read on the package. </text:p>
      <text:p text:style-name="P1">Example 1: Food which comes from China and Japan is already poison with radiation. </text:p>
      <text:p text:style-name="P1">Example 2: Rice which comes from China does consist plastic. small pieces which do look same as rise. They are inside THE RISE BAG.</text:p>
      <text:p text:style-name="P1">Heated plastic is poison.If You think that heating plastic in Microwave is good - well You have been mistaken. </text:p>
      <text:p text:style-name="P1">All steel cans which consist plastic inside is poison</text:p>
      <text:p text:style-name="P1">GMO products. Do damage Human generations. </text:p>
      <text:p text:style-name="P1">The farms Whom grows animals the way it been done is completely terrible actions done by Human being. Which will not be tolerated.</text:p>
      <text:p text:style-name="P1">Some farmers in Norway don't eat they grown chicken. Explained reason that they don't want to damage market.</text:p>
      <text:p text:style-name="P1">How is it possible to have 20000 chicken farm, sale chicken and the buy from shop again. </text:p>
      <text:p text:style-name="P1">The any other farms are unhealthy - do research Your self. ( there is already dicovered and May You shouldn't waste Your time and energy </text:p>
      <text:p text:style-name="P1">that stuff isn't nice to see. I'm sure it is truth) </text:p>
      <text:p text:style-name="P1">Lazy people Whom can't even get them selfs out of they houses is creation of addictive food's which contains way to much sugar.</text:p>
      <text:p text:style-name="P1">As Known that Our bodies does produce enough sugar to survive and it doesn't need any extra. Any Extra sugars are same way addictive as drugs,</text:p>
      <text:p text:style-name="P1">alckohol or smoke.</text:p>
      <text:p text:style-name="P3"/>
      <text:p text:style-name="P1">Poisoning air: <text:s/></text:p>
      <text:p text:style-name="P1">Radiation poison Our air.Creates desses's such as a cancer around the world.</text:p>
      <text:p text:style-name="P1">Chemical sprayed in to the skyies.</text:p>
      <text:p text:style-name="P1">Co2 - does generates bad impact in Human health.</text:p>
      <text:p text:style-name="P1">Not solved Moisture problems in all buildings around.</text:p>
      <text:p text:style-name="P1">Factories Which has huge impact in earth global warming, and which does poison air. May in Norway or Europe not that bad.</text:p>
      <text:p text:style-name="P1">for example have a look closer to Asia You will Understand What I'm talking about.Some Asia town's are so badly in smoke from production</text:p>
      <text:p text:style-name="P1">where is far beeing created to much, just because they need to make money and no sky available to see with naked eye.</text:p>
      <text:p text:style-name="P1">Electric cars? well it isn't world saviour solution. To produce electricity for <text:soft-page-break/>electric car's need to create same big amount of electricity which </text:p>
      <text:p text:style-name="P1">creates poison air, and at same time puting Our lifes in risk with Radiation issues. It is only solution for bigger town to get little cleaner,</text:p>
      <text:p text:style-name="P1">It does not impact better air around the world. </text:p>
      <text:p text:style-name="P1">It is important to understand that Human beeings did cut a lot of forest which meant to clean air.</text:p>
      <text:p text:style-name="P1">Lack of forest does creates clean Air issues.</text:p>
      <text:p text:style-name="P1">Think Christmas How many trees being killed just for couple of weeks fun. It simply enormous amound if You see this global wise.</text:p>
      <text:p text:style-name="P1">Christmas - a Merry Christmas You mean? - Yes that is exactly what I meant. Christmas is Human created lie/illusion.</text:p>
      <text:p text:style-name="P1">State that - it is wrong date of birth. The celebration involves killing tree, killing tree means less clean air. </text:p>
      <text:p text:style-name="P1">Celebrate Birthday of Child by killing Child tree? Truth? We are able to explore the truth with facts !</text:p>
      <text:p text:style-name="P1">Do You still want to celebrate Christmas in a the same way?</text:p>
      <text:p text:style-name="P3"/>
      <text:p text:style-name="P1">Poisoning water:</text:p>
      <text:p text:style-name="P1">Water contains chloride is poison and it does comes from Your tap.</text:p>
      <text:p text:style-name="P1">Rain water is Radiation poisoned, CO, Chemicals sprayied int to atmosfere.....</text:p>
      <text:p text:style-name="P1">Snow does have same probles as water</text:p>
      <text:p text:style-name="P1">Exploision of nuclear reactors in Japan poisoning Oceans and damaging badly Nature</text:p>
      <text:p text:style-name="P1">Oil spiled in Oceans, rivers, lakes all over the place do cost Nature huge damage. </text:p>
      <text:p text:style-name="P1">Money rushing does create unresponsible Human behaviour which does cost so much issues.</text:p>
      <text:p text:style-name="P3"/>
      <text:p text:style-name="P1">the main problems that money rush issues do.</text:p>
      <text:p text:style-name="P1">Poison all around - money, wars and guns will not save any rich people or poor.</text:p>
      <text:p text:style-name="P3"/>
      <text:p text:style-name="P1">Health: </text:p>
      <text:p text:style-name="P1">Cancer, Alzheimer and I can go without stop on and on and on ...........</text:p>
      <text:p text:style-name="P1">All people with restricted fisical conditions is output of created lies and power. Chemicals which don't belong to our bodies.</text:p>
      <text:p text:style-name="P1">Paranoya, Created Fear - created to believe that You are Might crazy person, Making You to give up.</text:p>
      <text:p text:style-name="P1">People comiting suicides. to control people.</text:p>
      <text:p text:style-name="P1">Stress creates all sorts of health issues, pain in stomach, sleep problems and so on.....</text:p>
      <text:p text:style-name="P3"/>
      <text:p text:style-name="P1">Timing/technology/depts</text:p>
      <text:p text:style-name="P3"/>
      <text:p text:style-name="P1">Hidden truth does cost technology delays.</text:p>
      <text:p text:style-name="P1">All shown technology by social media are fake.</text:p>
      <text:p text:style-name="P1">What if We tell You that it is life in space. Mars doesn't look no where near as it is presented.</text:p>
      <text:p text:style-name="P1">What if there is many Spieces visiting Regulary. (there is a same power and money reasons)</text:p>
      <text:p text:style-name="P1">Dept: means that bank owners will have ability to control Your life, Life Of Your children, grand childr............</text:p>
      <text:p text:style-name="P1">When Moeny was presented in first time was presented a dept and here is no where Out, this circle doesn't end in any way.</text:p>
      <text:p text:style-name="P1">The shcool. We have only been teached what they want Us to know</text:p>
      <text:p text:style-name="P1">The Media Shows that what they want as to see</text:p>
      <text:p text:style-name="P1">Same with space information is complete lie. </text:p>
      <text:p text:style-name="P1">Even Love is pushed far away from people. </text:p>
      <text:p text:style-name="P1">Many Marriages are fake and only for wealth reasons.</text:p>
      <text:p text:style-name="P3"/>
      <text:p text:style-name="P1">Stealing:</text:p>
      <text:p text:style-name="P3"/>
      <text:p text:style-name="P1">People do steal for money:</text:p>
      <text:p text:style-name="P1">Human belonings</text:p>
      <text:p text:style-name="P1">Money</text:p>
      <text:p text:style-name="P1"><text:soft-page-break/>Looting tax system, <text:s/>can government do somethink about it? </text:p>
      <text:p text:style-name="P3"/>
      <text:p text:style-name="P1">Corruption:</text:p>
      <text:p text:style-name="P3"/>
      <text:p text:style-name="P1">Racism</text:p>
      <text:p text:style-name="P1">Ignorance</text:p>
      <text:p text:style-name="P1">Arogance</text:p>
      <text:p text:style-name="P1">Unresponsibility</text:p>
      <text:p text:style-name="P1">Money rush corruption creates unresponsible people. However Government or any othe. </text:p>
      <text:p text:style-name="P1">Corrupt Religion, <text:s/>no religion is created by God, religion is an Illusion for making money. God has no religion it is stated.</text:p>
      <text:p text:style-name="P1">Money does take freedom of Human beings. No metter how hard You work You will never be free while money exist.</text:p>
      <text:p text:style-name="P3"/>
      <text:p text:style-name="P3"/>
      <text:p text:style-name="P1">Bahaviour:</text:p>
      <text:p text:style-name="P3"/>
      <text:p text:style-name="P1">Human disrespecting behaviuor with animals,</text:p>
      <text:p text:style-name="P1">Human disrespecting behaviuor with Nature</text:p>
      <text:p text:style-name="P1">Human disrespecting behaviuor with other Human</text:p>
      <text:p text:style-name="P1">Killing all nature creations</text:p>
      <text:p text:style-name="P1">Distinquishing so many animal races.</text:p>
      <text:p text:style-name="P3"/>
      <text:p text:style-name="P3"/>
      <text:p text:style-name="P1">is there many more.....</text:p>
      <text:p text:style-name="P3"/>
      <text:p text:style-name="P2"><text:s text:c="4"/><text:span text:style-name="T1">Have to admint that is no other reason just to have healthy life for greedy families and generations. Nothing else will be achieved nor</text:span></text:p>
      <text:p text:style-name="P2"><text:s/><text:span text:style-name="T1">stuff or money can be taken out of matrix. What is created here it stays here.</text:span></text:p>
      <text:p text:style-name="P3"/>
      <text:p text:style-name="P1">Sole condition will not apply.</text:p>
      <text:p text:style-name="P3"/>
      <text:p text:style-name="P3"/>
      <text:p text:style-name="P2"><text:s text:c="8"/><text:span text:style-name="T1">Let Me introduce suggestions for better and healthier world.</text:span></text:p>
      <text:p text:style-name="P3"/>
      <text:p text:style-name="P3"/>
      <text:p text:style-name="P1">1. First of all I'm happy to introduce a new world solution "World Free of Money"</text:p>
      <text:p text:style-name="P3"/>
      <text:p text:style-name="P1">It is sound crazy isn't it? :) </text:p>
      <text:p text:style-name="P3"/>
      <text:p text:style-name="P1">Yes I did think that to before I realized is possible without doubt. </text:p>
      <text:p text:style-name="P3"/>
      <text:p text:style-name="P1">We are all ready and waiting for that. So it shouldn't take so long.</text:p>
      <text:p text:style-name="P3"/>
      <text:p text:style-name="P1">There is no reason to start argue. All will be explained in this letter.</text:p>
      <text:p text:style-name="P3"/>
      <text:p text:style-name="P3"/>
      <text:p text:style-name="P2"><text:s text:c="72"/><text:span text:style-name="T1">Part 3</text:span></text:p>
      <text:p text:style-name="P3"/>
      <text:p text:style-name="P1">Let Me start explaining the reason why are We need this solution.</text:p>
      <text:p text:style-name="P3"/>
      <text:p text:style-name="P2"><text:s text:c="2"/><text:span text:style-name="T1">As we know that money creates greed. Greed motion does create need of power. </text:span></text:p>
      <text:p text:style-name="P2"><text:s text:c="56"/><text:span text:style-name="T1">PART 4</text:span></text:p>
      <text:p text:style-name="P3"/>
      <text:p text:style-name="P2"><text:s text:c="38"/><text:span text:style-name="T1">Keep up reading, is much more coming and coming for good......</text:span></text:p>
      <text:p text:style-name="P3"/>
      <text:p text:style-name="P3"/>
      <text:p text:style-name="P2"><text:s/><text:span text:style-name="T1">One little conversation:</text:span></text:p>
      <text:p text:style-name="P2"><text:s/><text:span text:style-name="T1">- a person was asking Jesus can You help Us? <text:s text:c="2"/></text:span></text:p>
      <text:p text:style-name="P2"><text:s/></text:p>
      <text:p text:style-name="P1">and then the person was asked a quetion: - what it is exactly You want Jesus to <text:soft-page-break/>do?</text:p>
      <text:p text:style-name="P3"/>
      <text:p text:style-name="P2"><text:s/><text:span text:style-name="T1">No answer did come from that person.</text:span></text:p>
      <text:p text:style-name="P3"/>
      <text:p text:style-name="P1">Why no answer? Is it shame to talk about it?</text:p>
      <text:p text:style-name="P3"/>
      <text:p text:style-name="P1">You see, all the problems are created By Humans. </text:p>
      <text:p text:style-name="P1">God Has given Us every think what We need to have succesfull and free life. </text:p>
      <text:p text:style-name="P2"><text:s/></text:p>
      <text:p text:style-name="P1">What are We doing with it ? Damaging? being selfish? are We making selfish life and then asking god for help?</text:p>
      <text:p text:style-name="P3"/>
      <text:p text:style-name="P1">No need to be shame We may can ask for forgivness can We?</text:p>
      <text:p text:style-name="P3"/>
      <text:p text:style-name="P1">Well let's see where We come with it and then such decision You will be able to answer Yourself (no worry no one is playing God here ;) )</text:p>
      <text:p text:style-name="P3"/>
      <text:p text:style-name="P3"/>
      <text:p text:style-name="P1">We might think it may some highier reason for all like God and Evil. </text:p>
      <text:p text:style-name="P3"/>
      <text:p text:style-name="P1">Well if there is a God and Evil then the questions is:</text:p>
      <text:p text:style-name="P3"/>
      <text:p text:style-name="P2"><text:s/><text:span text:style-name="T1">Why Humans believing in God and then supporting Evil? </text:span></text:p>
      <text:p text:style-name="P2"><text:s/><text:span text:style-name="T1">Why Humans lie? </text:span></text:p>
      <text:p text:style-name="P2"><text:s/><text:span text:style-name="T1">lie to them selfs?</text:span></text:p>
      <text:p text:style-name="P2"><text:s/><text:span text:style-name="T1">It is not possible to hide any think, just Your sleepy brain don't want to understand how powerfull You are. Your brain being damaged so badly</text:span></text:p>
      <text:p text:style-name="P2"><text:s/><text:span text:style-name="T1">that You can't describe to Your self whom You really are. Sorry for being straight forward , but We never said that will be easy, We only said that</text:span></text:p>
      <text:p text:style-name="P2"><text:s/><text:span text:style-name="T1">will be a truth.</text:span></text:p>
      <text:p text:style-name="P2"><text:s/><text:span text:style-name="T1">What if I tell You that We are able to communicate without phones or Pc's, similer way as for example: wireless <text:s/>PC connection with phone, </text:span></text:p>
      <text:p text:style-name="P2"><text:s/><text:span text:style-name="T1">It is sound Unbelievable is it? the explain to Your self why We did create the connection in first place? to communicate? well to remind </text:span></text:p>
      <text:p text:style-name="P2"><text:s/><text:span text:style-name="T1">us what can be or it is forgotten. Have You ever thought why science discovering that our brain only working in 30 percent of power?</text:span></text:p>
      <text:p text:style-name="P2"><text:s/><text:span text:style-name="T1">What the other 70 percents does? Why it do not work? Coonsidance? or are We all broken? or We need to wake Up?</text:span></text:p>
      <text:p text:style-name="P2"><text:s/><text:span text:style-name="T1">Our Human brains way more powerfull as any mashine created in the world. Crazy? it is Human created a mashine so how mashine can be more powerfull?</text:span></text:p>
      <text:p text:style-name="P2"><text:s/></text:p>
      <text:p text:style-name="P2"><text:s text:c="2"/><text:span text:style-name="T1">.......</text:span></text:p>
      <text:p text:style-name="P3"/>
      <text:p text:style-name="P2"><text:s text:c="72"/><text:span text:style-name="T1">PART 5</text:span></text:p>
      <text:p text:style-name="P3"/>
      <text:p text:style-name="P1">Need little brake? have a cup of hot drink No stress</text:p>
      <text:p text:style-name="P3"/>
      <text:p text:style-name="P1">Let Me come back To first part</text:p>
      <text:p text:style-name="P2"><text:s/></text:p>
      <text:p text:style-name="P3"/>
      <text:p text:style-name="P1">Will You state that You don't support any of it,</text:p>
      <text:p text:style-name="P3"/>
      <text:p text:style-name="P1">why then You protecting it?</text:p>
      <text:p text:style-name="P1">why aren't stop doing what is really bad even for selvish?</text:p>
      <text:p text:style-name="P1">Why aren't You start a new life from now on? </text:p>
      <text:p text:style-name="P1">Why are You letting You kids go to the army and kill other people or other people kids is it just for greedy needs? is it worth it?</text:p>
      <text:p text:style-name="P1">Why is it greedy person more important than Your Child?</text:p>
      <text:p text:style-name="P1">Is it - whatever Money compensation can compansate any pain after loosing Your Child in war? </text:p>
      <text:p text:style-name="P1">Is it human life can be accounted by any money?</text:p>
      <text:p text:style-name="P1">Is it war makes any one happy?</text:p>
      <text:p text:style-name="P1">Is it for You feels good to kill some else? which might be Your Family or best Friend?</text:p>
      <text:p text:style-name="P1"><text:soft-page-break/>Is it a duty to go to the army?</text:p>
      <text:p text:style-name="P1">Is it created illusion?</text:p>
      <text:p text:style-name="P1">Is it people without body parts, disabled are good? are they created by God?</text:p>
      <text:p text:style-name="P3"/>
      <text:p text:style-name="P1">Do You Understand what danger We living in? </text:p>
      <text:p text:style-name="P3"/>
      <text:p text:style-name="P1">That Young person Whom goes to the army, He agree to listen any think what they commanders will say isn't it?</text:p>
      <text:p text:style-name="P1">so imagine a day when one of "Leaders" wake up and decide to lunch a Nuke missile, </text:p>
      <text:p text:style-name="P1">You see when You fly for example to USA, You can see silo buildings so that is nuclear missiles and is so many around the world.</text:p>
      <text:p text:style-name="P1">They are protected By that child whom agreed to serve the army. Whom knows only answers to commands Like "Yes Sir" "No sir" If that sir will </text:p>
      <text:p text:style-name="P1">call soldier and say "push the button" and it is only protection as that soldier will he be able to say no? answer is obviouse "Yes sir"</text:p>
      <text:p text:style-name="P1">How many nuk's will be launched? (do research) Make sure You sitting on chair.</text:p>
      <text:p text:style-name="P3"/>
      <text:p text:style-name="P3"/>
      <text:p text:style-name="P3"/>
      <text:p text:style-name="P1">You see It is many people whom still believe in the system and they do protect it. </text:p>
      <text:p text:style-name="P3"/>
      <text:p text:style-name="P1">Question Why to protect it is it worth it?</text:p>
      <text:p text:style-name="P3"/>
      <text:p text:style-name="P1">I will tell one strange think what did happened to Me:</text:p>
      <text:p text:style-name="P3"/>
      <text:p text:style-name="P1">I was Living and working In London, Uk, was all believing in better live, all entusiastic, Young, strong :) You know how it is.</text:p>
      <text:p text:style-name="P3"/>
      <text:p text:style-name="P1">I will not go so deep to My stories.</text:p>
      <text:p text:style-name="P3"/>
      <text:p text:style-name="P1">That time I was working with one project as ussual some kitchen, rooms repairs, and whatever :), </text:p>
      <text:p text:style-name="P1">and was in Need to hire a helping person. </text:p>
      <text:p text:style-name="P1">I find one leaving in the same house with Me just in saparate room's, I didn't noticed in first meeting and later when I did understood</text:p>
      <text:p text:style-name="P1">what I saw, Was very hard to believe. So I take a week to understand what I'm seeing. </text:p>
      <text:p text:style-name="P1">I didn't meantioned nothing and keep busy do whatever needed to do.</text:p>
      <text:p text:style-name="P3"/>
      <text:p text:style-name="P2"><text:s text:c="2"/><text:span text:style-name="T1">There was not a monster or elien or might it was, I don't know, :), person was looking exactly like Me. Face, body, even behaviour, everythink,</text:span></text:p>
      <text:p text:style-name="P1">same like You see You in the miror. It is might just little strange. But the person whom acts exactly like Me that was really would say strainge.</text:p>
      <text:p text:style-name="P2"><text:s/><text:span text:style-name="T1">I thought It may my twin brother. But I have no brothers, and I'm from Litauen, and He was English. Coonsidence?</text:span></text:p>
      <text:p text:style-name="P1">Well We can say is a lot of twins in life all around the world and is nothing unusual i do agree with this.</text:p>
      <text:p text:style-name="P3"/>
      <text:p text:style-name="P3"/>
      <text:p text:style-name="P1">My point is, That I do seeing similer looking people all the time and in any other countries.</text:p>
      <text:p text:style-name="P1">Come up with the question asking My self are they Clones?</text:p>
      <text:p text:style-name="P1">are they Humans?</text:p>
      <text:p text:style-name="P3"/>
      <text:p text:style-name="P1">You see in London I had experience With Hospital care, may I say that way, that was very very strange experince,</text:p>
      <text:p text:style-name="P1">and I had to visit to branches. In two branches I saw three same looking persons without doubt, You see I did had that experience just couple </text:p>
      <text:p text:style-name="P1">of weeks ago that hospital meetings and I'm sure they didn't note that even when they Meet.</text:p>
      <text:p text:style-name="P1">Well I can't answer to this, because I didn't come My self to that yet, there is two thoughts. And clone thought may not comming first.</text:p>
      <text:p text:style-name="P1"><text:soft-page-break/>Following?</text:p>
      <text:p text:style-name="P3"/>
      <text:p text:style-name="P2"><text:s/><text:span text:style-name="T1">how many people do look very same? How many people do behave same way talk same way?</text:span></text:p>
      <text:p text:style-name="P2"><text:s/><text:span text:style-name="T1">have You noticed that? so I don't believe they are Human clones because simply is to many of them. </text:span></text:p>
      <text:p text:style-name="P3"/>
      <text:p text:style-name="P2"><text:s/><text:span text:style-name="T1">here it is deep enough about My story. </text:span></text:p>
      <text:p text:style-name="P3"/>
      <text:p text:style-name="P2"><text:s text:c="56"/></text:p>
      <text:p text:style-name="P3"/>
      <text:p text:style-name="P1">So much questions isn't it? Truth is really strong and big power. </text:p>
      <text:p text:style-name="P3"/>
      <text:p text:style-name="P2"><text:s/><text:span text:style-name="T1">Questions is like why is it? from whom might GMO and chemical shit comes?</text:span></text:p>
      <text:p text:style-name="P1">Are We really Humans Want to kill each other? </text:p>
      <text:p text:style-name="P1">Other proof of the strange behaviuor is that Not many creative people left. All do "copy/paste" action. Did You notice that?</text:p>
      <text:p text:style-name="P1">mess for example in construction market teacher going to do carpentry work, Tractor driver do same, and all around?</text:p>
      <text:p text:style-name="P1">People whom don't understand what they doing? Acting like zombies?</text:p>
      <text:p text:style-name="P1">is that answers You questions about the chemicals being sprayd?</text:p>
      <text:p text:style-name="P1">or it does answer that some people do experiments with Us? </text:p>
      <text:p text:style-name="P3"/>
      <text:p text:style-name="P3"/>
      <text:p text:style-name="P1">As We see above meantioned thinks are obvious. </text:p>
      <text:p text:style-name="P1">That shows life which We living in.</text:p>
      <text:p text:style-name="P1">And We must understand that are We want to be part of it?</text:p>
      <text:p text:style-name="P2"><text:s/></text:p>
      <text:p text:style-name="P3"/>
      <text:p text:style-name="P3"/>
      <text:p text:style-name="P2"><text:s text:c="62"/><text:span text:style-name="T1">Isn't time to stop it?</text:span></text:p>
      <text:p text:style-name="P3"/>
      <text:p text:style-name="P1">Well first of all We have to understand that We do have power to stop it.</text:p>
      <text:p text:style-name="P3"/>
      <text:p text:style-name="P1">the main power source is hidden right behind fear, so We will have to step over it.It is not easy task.</text:p>
      <text:p text:style-name="P3"/>
      <text:p text:style-name="P3"/>
      <text:p text:style-name="P2"><text:s/><text:span text:style-name="T1">We must start Understand that "LIFE IS POSSIBLE WITHOUT MONEY", </text:span></text:p>
      <text:p text:style-name="P3"/>
      <text:p text:style-name="P1">They will shout loudly that is crazy even to think about it!</text:p>
      <text:p text:style-name="P1">They will Lough at it</text:p>
      <text:p text:style-name="P1">and end of the day every one will Understand that is right way to set up Our world</text:p>
      <text:p text:style-name="P3"/>
      <text:p text:style-name="P1">State that We have not much time left to change it. </text:p>
      <text:p text:style-name="P3"/>
      <text:p text:style-name="P3"/>
      <text:p text:style-name="P3"/>
      <text:p text:style-name="P3"/>
      <text:p text:style-name="P1">If You really willing to Understand how can it work please read next.</text:p>
      <text:p text:style-name="P3"/>
      <text:p text:style-name="P3"/>
      <text:p text:style-name="P1">Why do I state that it is not much time left?</text:p>
      <text:p text:style-name="P3"/>
      <text:p text:style-name="P1">Based on truth, hint where to start Your own research If You will</text:p>
      <text:p text:style-name="P3"/>
      <text:p text:style-name="P1">You see they do building consantration camps every where, they building armies around Us, </text:p>
      <text:p text:style-name="P1">they getting ready to put all of Us to those camps same way as Nazis did in second world war. Who was those people how can any Human do such thinks?</text:p>
      <text:p text:style-name="P1">Have You ever thought about it?</text:p>
      <text:p text:style-name="P1">They already taking actions in United states such a taking all guns from people <text:soft-page-break/>and in very bad maners. </text:p>
      <text:p text:style-name="P3"/>
      <text:p text:style-name="P1">Only United Nations army will have right to keep guns. </text:p>
      <text:p text:style-name="P1">Blue beretes Order from un is that if any person will resist giving they guns is shoot to death. </text:p>
      <text:p text:style-name="P1">No one yet have been killed. It is already evidence of violent actions and that soldiers walking on the streets and violently taking guns away.</text:p>
      <text:p text:style-name="P1">I mean even if home owners are not at home doors being open with force and house being researched for guns. Is mess.</text:p>
      <text:p text:style-name="P3"/>
      <text:p text:style-name="P3"/>
      <text:p text:style-name="P1">If notice in the short past happened so many accidents such dissapering air plains, missing people, and of course all the war actions.</text:p>
      <text:p text:style-name="P1">the reason of My own story from life in Uk explains that some one is not very Friendly to Humans and wants to extinquish all population.</text:p>
      <text:p text:style-name="P2"><text:s/><text:span text:style-name="T1">You can do Your own reasearch and I'm sure You will find needed answers. I have no reason to make any fake statments</text:span></text:p>
      <text:p text:style-name="P2"><text:s/><text:span text:style-name="T1">as I do not seek any personal reward in any way.</text:span></text:p>
      <text:p text:style-name="P1">Simple reason that I want Humanity to survive. Well may it sound crazy I don't want to end up My life for that meantioned above.</text:p>
      <text:p text:style-name="P1">Simply shame.</text:p>
      <text:p text:style-name="P2"><text:s/></text:p>
      <text:p text:style-name="P2"><text:s text:c="32"/></text:p>
      <text:p text:style-name="P1">Experienced Actions :</text:p>
      <text:p text:style-name="P3"/>
      <text:p text:style-name="P1">Terrorist are created.</text:p>
      <text:p text:style-name="P1">They are not any figthers of any home land saving ideas. </text:p>
      <text:p text:style-name="P1">They simply creating war to fear humans to get more humans killed. </text:p>
      <text:p text:style-name="P1">Killing inocent families.</text:p>
      <text:p text:style-name="P1">More people killed simply by them selfs. It may explains that it is not many of them in this world.</text:p>
      <text:p text:style-name="P1">I'm sure I did see some of them very close, that close as You seing now Your screen. I even touch them.</text:p>
      <text:p text:style-name="P1">There is nothing else to be scared excpet that they may can control that mind bit which creates fear in Human body.</text:p>
      <text:p text:style-name="P1">It isn's so scare to be close to those whom may born here. </text:p>
      <text:p text:style-name="P1">Some of them has really strong connection. To be in short distance with some of them I needed to spray My had with cold water.</text:p>
      <text:p text:style-name="P1">So with this actions they over taking our governments and do they plan. </text:p>
      <text:p text:style-name="P3"/>
      <text:p text:style-name="P1">It is crazy, and You have very right to think that way.</text:p>
      <text:p text:style-name="P2"><text:s/></text:p>
      <text:p text:style-name="P1">The same evidence is going with ISIS, 9/11,</text:p>
      <text:p text:style-name="P1">World War 2 same maded by powers Human can't manage till now. Yes radiation power.</text:p>
      <text:p text:style-name="P2"><text:s/><text:span text:style-name="T1">and ALL other war actions around the globe, it is Human creations without understaning consequenses.</text:span></text:p>
      <text:p text:style-name="P3"/>
      <text:p text:style-name="P1">Have You noticed that prisoner numbers rise in extremely high numbers?</text:p>
      <text:p text:style-name="P3"/>
      <text:p text:style-name="P1">All crime numbers are extremely high.</text:p>
      <text:p text:style-name="P3"/>
      <text:p text:style-name="P1">The police violence is crazy high, I do getting a lot of information about it.</text:p>
      <text:p text:style-name="P3"/>
      <text:p text:style-name="P1">And I really can not ignore anymore.</text:p>
      <text:p text:style-name="P3"/>
      <text:p text:style-name="P1">All this writting comming from My heart and I'm quite sure that I putting My self in great danger.</text:p>
      <text:p text:style-name="P3"/>
      <text:p text:style-name="P1">I'm rushed to write this letter to all of You just to let You know what it is happening in around Us. </text:p>
      <text:p text:style-name="P3"/>
      <text:p text:style-name="P1">The Idea is a bullet proof and it can't be killed.</text:p>
      <text:p text:style-name="P3"/>
      <text:p text:style-name="P1"><text:soft-page-break/>I only ask You to spray the word to share this letter in any way You can.</text:p>
      <text:p text:style-name="P3"/>
      <text:p text:style-name="P1">Please don't delay any more.</text:p>
      <text:p text:style-name="P3"/>
      <text:p text:style-name="P1">Don't get fooled By any person whom might try to sell or in any other way gain any reward.</text:p>
      <text:p text:style-name="P3"/>
      <text:p text:style-name="P1">No one is entitled for any donations nor any financial support what so ever.</text:p>
      <text:p text:style-name="P3"/>
      <text:p text:style-name="P1">Nor any material staff can be rewarded such a car, house, land or what so ever</text:p>
      <text:p text:style-name="P3"/>
      <text:p text:style-name="P2"><text:s text:c="32"/></text:p>
      <text:p text:style-name="P3"/>
      <text:p text:style-name="P3"/>
      <text:p text:style-name="P1">Stating that "nothing can be done" is not truth, that We have power, armies, guns is not truth We are they armies.</text:p>
      <text:p text:style-name="P3"/>
      <text:p text:style-name="P3"/>
      <text:p text:style-name="P3"/>
      <text:p text:style-name="P1">How to resist against it.</text:p>
      <text:p text:style-name="P3"/>
      <text:p text:style-name="P2"><text:s/></text:p>
      <text:p text:style-name="P1">RESISTANCE</text:p>
      <text:p text:style-name="P3"/>
      <text:p text:style-name="P3"/>
      <text:p text:style-name="P1">WE NEED 51% OF ALL HUMAN VOICES TO REASTART WORLD SYSTEM</text:p>
      <text:p text:style-name="P3"/>
      <text:p text:style-name="P1">iF YOU READY PLEASE READ NEXT </text:p>
      <text:p text:style-name="P3"/>
      <text:p text:style-name="P1">Very important for You to Understand what it is written here. And What it is exactly We are resisting against.</text:p>
      <text:p text:style-name="P3"/>
      <text:p text:style-name="P1">if You think You not following please read once more take a brake and read once more..</text:p>
      <text:p text:style-name="P3"/>
      <text:p text:style-name="P3"/>
      <text:p text:style-name="P1">We will not ask You to go on any streets nor make violence,</text:p>
      <text:p text:style-name="P3"/>
      <text:p text:style-name="P1">People has been mistaken again, when they did resist that way.</text:p>
      <text:p text:style-name="P3"/>
      <text:p text:style-name="P1">Make sure that You will not fight or in any other way put Your self and soroundings in danger.</text:p>
      <text:p text:style-name="P3"/>
      <text:p text:style-name="P1">It is wrong way to understand. </text:p>
      <text:p text:style-name="P3"/>
      <text:p text:style-name="P1">Experience in Greece, turkey, spain and many more shows that isn't working.</text:p>
      <text:p text:style-name="P3"/>
      <text:p text:style-name="P1">We must understand that We will not be able defeat evil in the way his system is created.</text:p>
      <text:p text:style-name="P3"/>
      <text:p text:style-name="P1">We must stay calm.</text:p>
      <text:p text:style-name="P3"/>
      <text:p text:style-name="P1">Spray as less stress, fair as We can.</text:p>
      <text:p text:style-name="P3"/>
      <text:p text:style-name="P1">Don't lie</text:p>
      <text:p text:style-name="P3"/>
      <text:p text:style-name="P1">Spend Less On food, or buy from local farmer</text:p>
      <text:p text:style-name="P3"/>
      <text:p text:style-name="P1">Spend less on any think You buy.</text:p>
      <text:p text:style-name="P3"/>
      <text:p text:style-name="P1">It is important to slow market as much as possible, keep money away from it.</text:p>
      <text:p text:style-name="P3"/>
      <text:p text:style-name="P1">Cut supplies of guns.</text:p>
      <text:p text:style-name="P3"/>
      <text:p text:style-name="P1"><text:soft-page-break/>Again make sure You not making any crime</text:p>
      <text:p text:style-name="P3"/>
      <text:p text:style-name="P1">don't steel or in any other way comit any crime because They see that.</text:p>
      <text:p text:style-name="P3"/>
      <text:p text:style-name="P1">You see similer like animals for example dogs they do feel fear,</text:p>
      <text:p text:style-name="P3"/>
      <text:p text:style-name="P3"/>
      <text:p text:style-name="P1">Why I do stating fear?</text:p>
      <text:p text:style-name="P3"/>
      <text:p text:style-name="P2"><text:s/><text:span text:style-name="T1">it is obviuos:</text:span></text:p>
      <text:p text:style-name="P2"><text:s text:c="2"/><text:span text:style-name="T1">take an 9/11 action </text:span></text:p>
      <text:p text:style-name="P3"/>
      <text:p text:style-name="P2"><text:s/><text:span text:style-name="T1">the plan - create terrorist, create attack on big nation, then it is obvious that leaders will make humans to resist against it </text:span></text:p>
      <text:p text:style-name="P1">create a war so they fear sence will have power. Will have ability to hide truth.</text:p>
      <text:p text:style-name="P3"/>
      <text:p text:style-name="P1">without panic recall all possible people from armies. </text:p>
      <text:p text:style-name="P3"/>
      <text:p text:style-name="P1">Humans will understand and will resist.</text:p>
      <text:p text:style-name="P3"/>
      <text:p text:style-name="P1">No guns can be applied. </text:p>
      <text:p text:style-name="P3"/>
      <text:p text:style-name="P1">They Using all this cameras, tracking to watch Us.</text:p>
      <text:p text:style-name="P3"/>
      <text:p text:style-name="P1">only way to resist is to do it together. </text:p>
      <text:p text:style-name="P3"/>
      <text:p text:style-name="P1">Make sure You don't distarct or make them angry in any way. </text:p>
      <text:p text:style-name="P3"/>
      <text:p text:style-name="P1">Don't wake they defence system. </text:p>
      <text:p text:style-name="P3"/>
      <text:p text:style-name="P1">No any pressing actions such a scam will be taken.</text:p>
      <text:p text:style-name="P3"/>
      <text:p text:style-name="P1">THIS MSG IS SPRAYED ONCE AND NO REPEATING. </text:p>
      <text:p text:style-name="P3"/>
      <text:p text:style-name="P1">ALL COPY RIGHTS ARE FREE </text:p>
      <text:p text:style-name="P3"/>
      <text:p text:style-name="P1">NO PAYMENTS, DONATIONS, OR ANY OTHER FINANCIAL SUPPORT WILL APPLY.</text:p>
      <text:p text:style-name="P3"/>
      <text:p text:style-name="P3"/>
      <text:p text:style-name="P1">It is First steps which have to be taken, before We will be able to Unleash freedom, cancer treatment powers and so on</text:p>
      <text:p text:style-name="P3"/>
      <text:p text:style-name="P3"/>
      <text:p text:style-name="P1">Resistance contains and Honest explanation to Your Kids, Friends, Families especialy in any forces, what it is exactly are they doing.</text:p>
      <text:p text:style-name="P3"/>
      <text:p text:style-name="P1">Forward them this letter.</text:p>
      <text:p text:style-name="P3"/>
      <text:p text:style-name="P1">Ask to Stop puting they own and other parents, family, kids, Friends in great danger.</text:p>
      <text:p text:style-name="P2"><text:s/></text:p>
      <text:p text:style-name="P3"/>
      <text:p text:style-name="P1">LIFE WITHOUT MONEY SOLUTION WILL GUARANTEE US SURVIVAL ON THIS PLANET AND BRIGHT FUTURE.</text:p>
      <text:p text:style-name="P3"/>
      <text:p text:style-name="P3"/>
      <text:p text:style-name="P1">DO YOU FEEL GOOD IS COMMING? :)</text:p>
      <text:p text:style-name="P3"/>
      <text:p text:style-name="P3"/>
      <text:p text:style-name="P1">READY FOR BETTER LIFE ? SHARE THE MSG AND SEND YES TO EMAIL: ANON01092@GMAIL.COM </text:p>
      <text:p text:style-name="P1">AND DON'T SEND TO ANON@GETMAIL.NO, IT IS SIMPLY NOT MUCH SPACE ;)</text:p>
      <text:p text:style-name="P3"/>
      <text:p text:style-name="P1">NO PHONE CALLS!</text:p>
      <text:p text:style-name="P3"><text:soft-page-break/></text:p>
      <text:p text:style-name="P1">NO SPAM!</text:p>
      <text:p text:style-name="P3"/>
      <text:p text:style-name="P3"/>
      <text:p text:style-name="P1">USE YOUR CREATIVITY TO SPRAY THE WORD</text:p>
      <text:p text:style-name="P3"/>
      <text:p text:style-name="P3"/>
      <text:p text:style-name="P1">Best luck to every one </text:p>
      <text:p text:style-name="P3"/>
      <text:p text:style-name="P3"/>
      <text:p text:style-name="P3"/>
      <text:p text:style-name="P3"/>
      <text:p text:style-name="P3"/>
      <text:p text:style-name="P2"><text:s/></text:p>
      <text:p text:style-name="P3"/>
      <text:p text:style-name="P2"><text:s text:c="6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0:41:08.893172692</meta:creation-date>
    <dc:date>2016-03-15T10:41:44.529567881</dc:date>
    <meta:editing-duration>P0D</meta:editing-duration>
    <meta:editing-cycles>1</meta:editing-cycles>
    <meta:document-statistic meta:table-count="0" meta:image-count="0" meta:object-count="0" meta:page-count="11" meta:paragraph-count="345" meta:word-count="4159" meta:character-count="22972" meta:non-whitespace-character-count="18490"/>
    <meta:generator>LibreOffice/4.2.8.2$Linux_X86_64 LibreOffice_project/420m0$Build-2</meta:generator>
  </office:meta>
</office:document-meta>
</file>